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ffff00"/>
      <style:text-properties style:text-underline-style="none"/>
    </style:style>
    <style:style style:name="ce6" style:family="table-cell" style:parent-style-name="Default">
      <style:table-cell-properties fo:background-color="#ffff00" fo:border="none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style:text-underline-style="none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collec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hop</text:p>
          </table:table-cell>
          <table:table-cell table:style-name="ce1" office:value-type="string">
            <text:p>gift</text:p>
          </table:table-cell>
          <table:table-cell table:style-name="ce11"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lots</text:p>
          </table:table-cell>
          <table:table-cell office:value-type="string">
            <text:p>Empty Plot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2" office:value-type="float" office:value="50">
            <text:p>50</text:p>
          </table:table-cell>
          <table:table-cell table:style-name="ce2" office:value-type="string">
            <text:p>Money</text:p>
          </table:table-cell>
          <table:table-cell table:style-name="ce2" office:value-type="string">
            <text:p>10 Coins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string">
            <text:p>Seeds</text:p>
          </table:table-cell>
          <table:table-cell table:style-name="ce3" office:value-type="string">
            <text:p>Wheat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Seeds</text:p>
          </table:table-cell>
          <table:table-cell table:style-name="ce4" office:value-type="string">
            <text:p>Barley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Seeds</text:p>
          </table:table-cell>
          <table:table-cell office:value-type="string">
            <text:p>Hop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Seeds</text:p>
          </table:table-cell>
          <table:table-cell table:style-name="ce4" office:value-type="string">
            <text:p>Popcor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Seeds</text:p>
          </table:table-cell>
          <table:table-cell office:value-type="string">
            <text:p>Musli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eeds</text:p>
          </table:table-cell>
          <table:table-cell office:value-type="string">
            <text:p>Butter Peanut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eeds</text:p>
          </table:table-cell>
          <table:table-cell office:value-type="string">
            <text:p>Raisins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eeds</text:p>
          </table:table-cell>
          <table:table-cell office:value-type="string">
            <text:p>Chips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Seeds</text:p>
          </table:table-cell>
          <table:table-cell office:value-type="string">
            <text:p>Pizza Margherit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Seeds</text:p>
          </table:table-cell>
          <table:table-cell office:value-type="string">
            <text:p>Pizza Quattro Formaggi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Seeds</text:p>
          </table:table-cell>
          <table:table-cell office:value-type="string">
            <text:p>Pizza Prosciutto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Seeds</text:p>
          </table:table-cell>
          <table:table-cell office:value-type="string">
            <text:p>Super Supreme Pizza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Seeds</text:p>
          </table:table-cell>
          <table:table-cell office:value-type="string">
            <text:p>Sushi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Seeds</text:p>
          </table:table-cell>
          <table:table-cell office:value-type="string">
            <text:p>Spring Rolls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Seeds</text:p>
          </table:table-cell>
          <table:table-cell office:value-type="string">
            <text:p>China Noodles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Wheat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Barley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2" office:value-type="string">
            <text:p>Seeds</text:p>
          </table:table-cell>
          <table:table-cell table:style-name="ce5" office:value-type="string">
            <text:p>Silly Popcor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Raisin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Pizza Silly Formagg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Sush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Onion Tree</text:p>
          </table:table-cell>
          <table:table-cell table:style-name="ce3" office:value-type="float" office:value="100">
            <text:p>100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Trees</text:p>
          </table:table-cell>
          <table:table-cell office:value-type="string">
            <text:p>Cheese Tree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Trees</text:p>
          </table:table-cell>
          <table:table-cell office:value-type="string">
            <text:p>Garlic Tree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Trees</text:p>
          </table:table-cell>
          <table:table-cell office:value-type="string">
            <text:p>Croquette Tree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rees</text:p>
          </table:table-cell>
          <table:table-cell office:value-type="string">
            <text:p>Cucumber Tree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Trees</text:p>
          </table:table-cell>
          <table:table-cell office:value-type="string">
            <text:p>Rissole Tree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Trees</text:p>
          </table:table-cell>
          <table:table-cell office:value-type="string">
            <text:p>Pumpkin Tree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rees</text:p>
          </table:table-cell>
          <table:table-cell office:value-type="string">
            <text:p>Hamburger Tree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Trees</text:p>
          </table:table-cell>
          <table:table-cell office:value-type="string">
            <text:p>Calamary Tree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string">
            <text:p>Animals</text:p>
          </table:table-cell>
          <table:table-cell table:style-name="ce3" office:value-type="string">
            <text:p>Burger Chicken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94">
            <text:p>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Animals</text:p>
          </table:table-cell>
          <table:table-cell office:value-type="string">
            <text:p>Chorizo Animal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Animals</text:p>
          </table:table-cell>
          <table:table-cell office:value-type="string">
            <text:p>Doner Animal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Animals</text:p>
          </table:table-cell>
          <table:table-cell office:value-type="string">
            <text:p>Steak Animal</text:p>
          </table:table-cell>
          <table:table-cell office:value-type="float" office:value="320">
            <text:p>3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80">
            <text:p>1280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Animals</text:p>
          </table:table-cell>
          <table:table-cell office:value-type="string">
            <text:p>Unicorn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2">
            <text:p>12</text:p>
          </table:table-cell>
          <table:table-cell office:value-type="float" office:value="2560">
            <text:p>2560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350">
            <text:p>350</text:p>
          </table:table-cell>
          <table:table-cell table:style-name="ce2" office:value-type="string">
            <text:p>Animals</text:p>
          </table:table-cell>
          <table:table-cell table:style-name="ce6" office:value-type="string">
            <text:p>Silly Burger Chicke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351">
            <text:p>351</text:p>
          </table:table-cell>
          <table:table-cell table:style-name="ce2" office:value-type="string">
            <text:p>Animals</text:p>
          </table:table-cell>
          <table:table-cell table:style-name="ce2" office:value-type="string">
            <text:p>Silly Doner Anima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float" office:value="500">
            <text:p>500</text:p>
          </table:table-cell>
          <table:table-cell table:style-name="ce3" office:value-type="string">
            <text:p>Decorations</text:p>
          </table:table-cell>
          <table:table-cell table:style-name="ce3" office:value-type="string">
            <text:p>Electronic Goldfish Bowl</text:p>
          </table:table-cell>
          <table:table-cell table:style-name="ce3" office:value-type="float" office:value="30">
            <text:p>30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Decorations</text:p>
          </table:table-cell>
          <table:table-cell office:value-type="string">
            <text:p>USB Rocket Launcher</text:p>
          </table:table-cell>
          <table:table-cell office:value-type="float" office:value="30">
            <text:p>30</text:p>
          </table:table-cell>
          <table:table-cell table:style-name="ce4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Decorations</text:p>
          </table:table-cell>
          <table:table-cell office:value-type="string">
            <text:p>Solar Powered Lamp</text:p>
          </table:table-cell>
          <table:table-cell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Decorations</text:p>
          </table:table-cell>
          <table:table-cell office:value-type="string">
            <text:p>R2D2 Trash Can</text:p>
          </table:table-cell>
          <table:table-cell office:value-type="float" office:value="120">
            <text:p>120</text:p>
          </table:table-cell>
          <table:table-cell table:style-name="ce4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Decorations</text:p>
          </table:table-cell>
          <table:table-cell office:value-type="string">
            <text:p>Quadcopter Drone</text:p>
          </table:table-cell>
          <table:table-cell office:value-type="float" office:value="240">
            <text:p>240</text:p>
          </table:table-cell>
          <table:table-cell table:style-name="ce4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550">
            <text:p>550</text:p>
          </table:table-cell>
          <table:table-cell table:style-name="ce2" office:value-type="string">
            <text:p>Decorations</text:p>
          </table:table-cell>
          <table:table-cell table:style-name="ce2" office:value-type="string">
            <text:p>Pink Blinking Plastic Heart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2" office:value-type="float" office:value="551">
            <text:p>551</text:p>
          </table:table-cell>
          <table:table-cell table:style-name="ce2" office:value-type="string">
            <text:p>Decorations</text:p>
          </table:table-cell>
          <table:table-cell table:style-name="ce2" office:value-type="string">
            <text:p>Hot Dog Telephone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2" office:value-type="float" office:value="552">
            <text:p>552</text:p>
          </table:table-cell>
          <table:table-cell table:style-name="ce2" office:value-type="string">
            <text:p>Decorations</text:p>
          </table:table-cell>
          <table:table-cell table:style-name="ce2" office:value-type="string">
            <text:p>RC Solar System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float" office:value="600">
            <text:p>600</text:p>
          </table:table-cell>
          <table:table-cell table:style-name="ce3" office:value-type="string">
            <text:p>Extensions</text:p>
          </table:table-cell>
          <table:table-cell table:style-name="ce3" office:value-type="string">
            <text:p>Farm Size 3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Extensions</text:p>
          </table:table-cell>
          <table:table-cell office:value-type="string">
            <text:p>Farm Size 4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Extensions</text:p>
          </table:table-cell>
          <table:table-cell office:value-type="string">
            <text:p>Farm Size 68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Extensions</text:p>
          </table:table-cell>
          <table:table-cell office:value-type="string">
            <text:p>Farm Size 10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820">
            <text:p>820</text:p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21/03/2013</text:date>, <text:time>21:51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1:11:22</meta:creation-date>
    <dc:date>2013-03-21T21:51:12</dc:date>
    <meta:editing-duration>PT4H9S</meta:editing-duration>
    <meta:editing-cycles>15</meta:editing-cycles>
    <meta:generator>OpenOffice.org/3.4.1$Unix OpenOffice.org_project/341m1$Build-9593</meta:generator>
    <meta:document-statistic meta:table-count="3" meta:cell-count="581" meta:object-count="0"/>
  </office:meta>
</office:document-meta>
</file>